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InMemory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Memo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Memor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Memory.dis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BInMemor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LOBInMemory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Memory.isInstan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Memory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BInMemory.is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Memory.BLOBInMemory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Memory.delete( boolean pruneEmptyParent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BInMemory.getInstance( byte [ ]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BInMemory.getInstanc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